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682e" officeooo:paragraph-rsid="001e682e"/>
    </style:style>
    <style:style style:name="P2" style:family="paragraph" style:parent-style-name="Standard">
      <style:text-properties officeooo:rsid="001fbd48" officeooo:paragraph-rsid="001fbd48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1fbd48" officeooo:paragraph-rsid="001ff31b"/>
    </style:style>
    <style:style style:name="P4" style:family="paragraph" style:parent-style-name="Standard">
      <style:paragraph-properties fo:text-align="justify" style:justify-single-word="false"/>
      <style:text-properties officeooo:rsid="001fbd48" officeooo:paragraph-rsid="001fbd48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ff31b" officeooo:paragraph-rsid="001ff31b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ff31b" officeooo:paragraph-rsid="0020390d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ff31b" officeooo:paragraph-rsid="00219a47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ff31b" officeooo:paragraph-rsid="0022d52f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fbd48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ff31b"/>
    </style:style>
    <style:style style:name="P11" style:family="paragraph" style:parent-style-name="Standard">
      <style:paragraph-properties fo:text-align="justify" style:justify-single-word="false"/>
      <style:text-properties officeooo:rsid="0027f66e" officeooo:paragraph-rsid="0027f66e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27f66e" officeooo:paragraph-rsid="0027f66e"/>
    </style:style>
    <style:style style:name="P13" style:family="paragraph" style:parent-style-name="Standard" style:list-style-name="L3">
      <style:paragraph-properties fo:text-align="justify" style:justify-single-word="false"/>
      <style:text-properties officeooo:rsid="0027f66e" officeooo:paragraph-rsid="0027f66e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7f66e" officeooo:paragraph-rsid="0027f66e" style:font-weight-asian="bold" style:font-weight-complex="bold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fbd48"/>
    </style:style>
    <style:style style:name="T2" style:family="text">
      <style:text-properties officeooo:rsid="001ff31b"/>
    </style:style>
    <style:style style:name="T3" style:family="text">
      <style:text-properties officeooo:rsid="0020390d"/>
    </style:style>
    <style:style style:name="T4" style:family="text">
      <style:text-properties officeooo:rsid="00219a47"/>
    </style:style>
    <style:style style:name="T5" style:family="text">
      <style:text-properties officeooo:rsid="0022d52f"/>
    </style:style>
    <style:style style:name="T6" style:family="text">
      <style:text-properties style:font-name="Liberation Serif" officeooo:rsid="00219a47"/>
    </style:style>
    <style:style style:name="T7" style:family="text">
      <style:text-properties style:font-name="Liberation Serif" officeooo:rsid="0022d52f"/>
    </style:style>
    <style:style style:name="T8" style:family="text">
      <style:text-properties style:font-name="Liberation Mono" officeooo:rsid="0022d52f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Operating Systems Laboratory <text:span text:style-name="T1">(</text:span>CS – <text:span text:style-name="T1">651)</text:span></text:h>
      <text:p text:style-name="P1"/>
      <text:h text:style-name="P16" text:outline-level="3">Assignment 1</text:h>
      <text:p text:style-name="P2"/>
      <text:list xml:id="list3335390789552290929" text:style-name="L1">
        <text:list-item>
          <text:p text:style-name="P9"><text:span text:style-name="T1">Get latest version of Ubuntu installed on your Laptop.</text:span></text:p>
        </text:list-item>
        <text:list-item>
          <text:p text:style-name="P5">Get “git” install at your copy of Linux</text:p>
        </text:list-item>
        <text:list-item>
          <text:p text:style-name="P3">Get “qemu” <text:span text:style-name="T2">(qemu-system-x86) </text:span>installed at your copy of Linux </text:p>
        </text:list-item>
        <text:list-item>
          <text:p text:style-name="P10"><text:span text:style-name="T2">Clone System xv6 source at your linux (</text:span>git clone git://github.com/mit-pdos/xv6-public.git<text:span text:style-name="T2">)</text:span></text:p>
        </text:list-item>
        <text:list-item>
          <text:p text:style-name="P6">To build xv6, a <text:span text:style-name="T3">compiler </text:span>toolchain <text:span text:style-name="T3">is needed</text:span>: compiler, linker, and such. <text:span text:style-name="T3">Check whether your Linux already has the toolchain (</text:span><text:a xlink:type="simple" xlink:href="https://pdos.csail.mit.edu/6.828/2014/tools.html" text:style-name="Internet_20_link" text:visited-style-name="Visited_20_Internet_20_Link"><text:span text:style-name="T3">https://pdos.csail.mit.edu/6.828/2014/tools.html</text:span></text:a><text:span text:style-name="T3">). In case it does not, </text:span>get the basics <text:span text:style-name="T3">installed</text:span>, <text:span text:style-name="Source_20_Text">apt-get install build-essential </text:span><text:span text:style-name="Source_20_Text"><text:span text:style-name="T3">gdb.</text:span></text:span></text:p>
        </text:list-item>
        <text:list-item>
          <text:p text:style-name="P7"><text:span text:style-name="Source_20_Text"><text:span text:style-name="T6">Build </text:span></text:span><text:span text:style-name="Source_20_Text"><text:span text:style-name="T4">system xv6 </text:span></text:span><text:span text:style-name="Source_20_Text"><text:span text:style-name="T6">for </text:span></text:span><text:span text:style-name="Source_20_Text"><text:span text:style-name="T4">qemu </text:span></text:span><text:span text:style-name="Source_20_Text"><text:span text:style-name="T6">and run</text:span></text:span><text:span text:style-name="Source_20_Text"><text:span text:style-name="T4">.</text:span></text:span></text:p>
        </text:list-item>
        <text:list-item>
          <text:p text:style-name="P8"><text:span text:style-name="Source_20_Text"><text:span text:style-name="T7">Install other virtualization platforms like</text:span></text:span><text:span text:style-name="Source_20_Text"><text:span text:style-name="T5"> virtualbox, VMware player (both free for Linux); </text:span></text:span><text:span text:style-name="Source_20_Text"><text:span text:style-name="T7">build</text:span></text:span><text:span text:style-name="Source_20_Text"><text:span text:style-name="T5"> System xv6 </text:span></text:span><text:span text:style-name="Source_20_Text"><text:span text:style-name="T7">for them and run.</text:span></text:span></text:p>
        </text:list-item>
        <text:list-item>
          <text:p text:style-name="P8"><text:span text:style-name="Source_20_Text"><text:span text:style-name="T7">Download the reference manual for </text:span></text:span><text:span text:style-name="Source_20_Text"><text:span text:style-name="T8">System xv6 </text:span></text:span><text:span text:style-name="Source_20_Text"><text:span text:style-name="T7">and study.</text:span></text:span></text:p>
          <text:p text:style-name="P8"><text:span text:style-name="Source_20_Text"><text:span text:style-name="T7">(</text:span></text:span><text:a xlink:type="simple" xlink:href="https://pdos.csail.mit.edu/6.828/2017/xv6/xv6-rev10.pdf" text:style-name="Internet_20_link" text:visited-style-name="Visited_20_Internet_20_Link"><text:span text:style-name="Source_20_Text"><text:span text:style-name="T7">https://pdos.csail.mit.edu/6.828/2017/xv6/xv6-rev10.pdf</text:span></text:span></text:a><text:span text:style-name="Source_20_Text"><text:span text:style-name="T7">).</text:span></text:span></text:p>
        </text:list-item>
      </text:list>
      <text:p text:style-name="P4"/>
      <text:p text:style-name="P4"/>
      <text:p text:style-name="P11"><text:span text:style-name="T9">After the completion of the Assignment you should be able to</text:span> </text:p>
      <text:list xml:id="list3012251142754569180" text:style-name="L2">
        <text:list-item>
          <text:p text:style-name="P12">install linux on a given platform</text:p>
        </text:list-item>
        <text:list-item>
          <text:p text:style-name="P12">install desired packages on linux</text:p>
        </text:list-item>
        <text:list-item>
          <text:p text:style-name="P12">compile system xv6 for a given target machine </text:p>
        </text:list-item>
      </text:list>
      <text:p text:style-name="P11"/>
      <text:p text:style-name="P14">Ideas for comprehension</text:p>
      <text:list xml:id="list3455471506219074953" text:style-name="L3">
        <text:list-item>
          <text:p text:style-name="P13">Hardware, Firmware and BIOS, Software </text:p>
        </text:list-item>
        <text:list-item>
          <text:p text:style-name="P13">Build-Chain Tools (Cross Compiler)</text:p>
        </text:list-item>
        <text:list-item>
          <text:p text:style-name="P13">Boo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1:00:58.736970699</meta:creation-date>
    <dc:date>2018-01-02T12:31:08.453408621</dc:date>
    <meta:editing-duration>PT48M5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70" meta:character-count="1132" meta:non-whitespace-character-count="990"/>
  </office:meta>
</office:document-meta>
</file>